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Courier 10 Pitch" fo:font-size="15pt" style:text-underline-style="solid" style:text-underline-width="auto" style:text-underline-color="font-color" fo:font-weight="bold" officeooo:rsid="000ab1d9" officeooo:paragraph-rsid="000c747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Courier 10 Pitch" fo:font-size="15pt" style:text-underline-style="solid" style:text-underline-width="auto" style:text-underline-color="font-color" fo:font-weight="bold" officeooo:rsid="000ab1d9" officeooo:paragraph-rsid="000ab1d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Courier 10 Pitch" fo:font-size="15pt" style:text-underline-style="solid" style:text-underline-width="auto" style:text-underline-color="font-color" fo:font-weight="bold" officeooo:rsid="000a1440" officeooo:paragraph-rsid="000a144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Courier 10 Pitch" officeooo:rsid="0009bf2a" officeooo:paragraph-rsid="0009bf2a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ourier 10 Pitch" officeooo:rsid="0009bf2a" officeooo:paragraph-rsid="000a1440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0a1440" officeooo:paragraph-rsid="000a14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0a1440" officeooo:paragraph-rsid="000ab1d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0ab1d9" officeooo:paragraph-rsid="000ab1d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0ba932" officeooo:paragraph-rsid="000ba9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0c747e" officeooo:paragraph-rsid="000c747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ourier 10 Pitch" officeooo:rsid="0008ac8b" officeooo:paragraph-rsid="0008ac8b"/>
    </style:style>
    <style:style style:name="P12" style:family="paragraph" style:parent-style-name="Standard">
      <style:paragraph-properties fo:text-align="start" style:justify-single-word="false"/>
      <style:text-properties style:font-name="Courier 10 Pitch" officeooo:rsid="0009bf2a" officeooo:paragraph-rsid="000a1440"/>
    </style:style>
    <style:style style:name="P13" style:family="paragraph" style:parent-style-name="Standard">
      <style:paragraph-properties fo:text-align="start" style:justify-single-word="false"/>
      <style:text-properties style:font-name="Courier 10 Pitch" officeooo:rsid="0009bf2a" officeooo:paragraph-rsid="0009bf2a"/>
    </style:style>
    <style:style style:name="P14" style:family="paragraph" style:parent-style-name="Standard">
      <style:paragraph-properties fo:text-align="start" style:justify-single-word="false"/>
      <style:text-properties style:font-name="Courier 10 Pitch" officeooo:rsid="000a1440" officeooo:paragraph-rsid="000a1440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a1440" officeooo:paragraph-rsid="000a144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ab1d9" officeooo:paragraph-rsid="000ab1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ourier 10 Pitch" officeooo:rsid="000c747e" officeooo:paragraph-rsid="000c747e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5pt" style:text-underline-style="solid" style:text-underline-width="auto" style:text-underline-color="font-color" fo:font-weight="bold" officeooo:rsid="0009bf2a" officeooo:paragraph-rsid="000a1440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Courier 10 Pitch" officeooo:rsid="000cd07d" officeooo:paragraph-rsid="000cd07d"/>
    </style:style>
    <style:style style:name="P20" style:family="paragraph" style:parent-style-name="Standard">
      <style:text-properties style:font-name="Courier 10 Pitch" fo:font-weight="bold" officeooo:rsid="000cd07d" officeooo:paragraph-rsid="000cd07d" style:font-weight-asian="bold" style:font-weight-complex="bold"/>
    </style:style>
    <style:style style:name="P21" style:family="paragraph" style:parent-style-name="Standard">
      <style:text-properties style:font-name="Courier 10 Pitch" fo:font-weight="normal" officeooo:rsid="000cd07d" officeooo:paragraph-rsid="000cd07d" style:font-weight-asian="normal" style:font-weight-complex="normal"/>
    </style:style>
    <style:style style:name="P22" style:family="paragraph" style:parent-style-name="Standard">
      <style:text-properties style:font-name="Courier 10 Pitch" officeooo:rsid="000fd854" officeooo:paragraph-rsid="000fd854"/>
    </style:style>
    <style:style style:name="P23" style:family="paragraph" style:parent-style-name="Text_20_body">
      <style:paragraph-properties fo:text-align="end" style:justify-single-word="false"/>
      <style:text-properties style:font-name="Courier 10 Pitch" officeooo:rsid="000c747e" officeooo:paragraph-rsid="000c747e"/>
    </style:style>
    <style:style style:name="P24" style:family="paragraph" style:parent-style-name="Text_20_body">
      <style:text-properties style:font-name="Courier 10 Pitch" fo:font-size="12pt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Courier 10 Pitch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Courier 10 Pitch" fo:font-size="11pt" fo:font-style="normal" style:text-underline-style="none" fo:font-weight="normal" officeooo:rsid="000c747e" officeooo:paragraph-rsid="000c747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Courier 10 Pitch" fo:font-size="11pt" fo:font-style="normal" style:text-underline-style="none" fo:font-weight="bold" officeooo:rsid="000c747e" officeooo:paragraph-rsid="000c747e" style:text-blinking="false" fo:background-color="transparent" style:font-weight-asian="bold" style:font-weight-complex="bold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text-position="0% 100%" style:font-name="Courier 10 Pitch" fo:font-size="15pt" fo:font-style="normal" style:text-underline-style="solid" style:text-underline-width="auto" style:text-underline-color="font-color" fo:font-weight="bold" officeooo:rsid="000ab1d9" officeooo:paragraph-rsid="000c747e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Courier 10 Pitch" officeooo:paragraph-rsid="000c747e"/>
    </style:style>
    <style:style style:name="P30" style:family="paragraph" style:parent-style-name="Text_20_body" style:list-style-name="L3">
      <style:text-properties style:font-name="Courier 10 Pitch" fo:font-size="12pt" style:font-size-asian="12pt" style:font-size-complex="12pt"/>
    </style:style>
    <style:style style:name="P3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10 Pitch" fo:font-size="12pt" fo:font-style="normal" style:text-underline-style="none" fo:font-weight="normal" style:text-blinking="false" style:font-size-asian="12pt" style:font-size-complex="12pt"/>
    </style:style>
    <style:style style:name="P3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10 Pitch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10 Pitch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0ba932" officeooo:paragraph-rsid="000ba93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Courier 10 Pitch" fo:font-size="12pt" style:text-underline-style="none" fo:font-weight="normal" officeooo:rsid="001327ad" officeooo:paragraph-rsid="001327ad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text-properties style:font-name="Courier 10 Pitch" fo:font-weight="bold" officeooo:rsid="000cd07d" officeooo:paragraph-rsid="001327ad" style:font-weight-asian="bold" style:font-weight-complex="bold"/>
    </style:style>
    <style:style style:name="P37" style:family="paragraph" style:parent-style-name="Standard" style:list-style-name="L4">
      <style:text-properties style:font-name="Courier 10 Pitch" officeooo:rsid="000cd07d" officeooo:paragraph-rsid="001327ad"/>
    </style:style>
    <style:style style:name="P38" style:family="paragraph" style:parent-style-name="Standard" style:list-style-name="L4">
      <style:text-properties style:font-name="Courier 10 Pitch" fo:font-weight="normal" officeooo:rsid="000cd07d" officeooo:paragraph-rsid="001327a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10 Pitch" officeooo:rsid="0008ac8b" officeooo:paragraph-rsid="000c747e"/>
    </style:style>
    <style:style style:name="P40" style:family="paragraph" style:parent-style-name="Standard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10 Pitch" fo:font-size="12pt" fo:font-style="normal" style:text-underline-style="none" fo:font-weight="normal" officeooo:rsid="000cd07d" officeooo:paragraph-rsid="001327ad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a1440"/>
    </style:style>
    <style:style style:name="T4" style:family="text">
      <style:text-properties style:text-position="0% 100%" officeooo:rsid="000ab1d9"/>
    </style:style>
    <style:style style:name="T5" style:family="text">
      <style:text-properties style:text-position="0% 100%" officeooo:rsid="0009bf2a"/>
    </style:style>
    <style:style style:name="T6" style:family="text">
      <style:text-properties style:text-position="0% 100%" officeooo:rsid="000ba932"/>
    </style:style>
    <style:style style:name="T7" style:family="text">
      <style:text-properties style:text-position="0% 100%" officeooo:rsid="000c747e"/>
    </style:style>
    <style:style style:name="T8" style:family="text">
      <style:text-properties officeooo:rsid="00097baf"/>
    </style:style>
    <style:style style:name="T9" style:family="text">
      <style:text-properties officeooo:rsid="000a1440"/>
    </style:style>
    <style:style style:name="T10" style:family="text">
      <style:text-properties officeooo:rsid="000c747e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style="italic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officeooo:rsid="000c747e" style:text-blinking="false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0c747e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c747e" style:text-blinking="false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22" style:family="text">
      <style:text-properties officeooo:rsid="000e3bc7"/>
    </style:style>
    <style:style style:name="T23" style:family="text">
      <style:text-properties officeooo:rsid="000fd854"/>
    </style:style>
    <style:style style:name="T24" style:family="text">
      <style:text-properties officeooo:rsid="00125f5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MPTE RENDU DE LA REUNION DU 27/02/2018</text:p>
      <text:p text:style-name="P17">AVEC LE CLIENT</text:p>
      <text:p text:style-name="P11"/>
      <text:p text:style-name="P11"/>
      <text:p text:style-name="P18">Le client : </text:p>
      <text:p text:style-name="P18"/>
      <text:p text:style-name="P12">Le restaurant « Bug Cookers », restaurant non franchisé :</text:p>
      <text:p text:style-name="P13"><text:s/></text:p>
      <text:p text:style-name="P13">-spécialisé dans les plats incluant des insectes <text:span text:style-name="T9">(concept novateur)</text:span></text:p>
      <text:p text:style-name="P13">-gastronomique  <text:span text:style-name="T10">avec utilisation de</text:span> produits de qualité</text:p>
      <text:p text:style-name="P13">-localisé à Lyon 1<text:span text:style-name="T1">er</text:span></text:p>
      <text:p text:style-name="P4">-ouvert depuis 1 an</text:p>
      <text:p text:style-name="P4"/>
      <text:p text:style-name="P3">Le besoin :</text:p>
      <text:p text:style-name="P3"/>
      <text:p text:style-name="P14"><text:span text:style-name="T7">Être</text:span><text:span text:style-name="T2"> présent et visible sur </text:span><text:span text:style-name="T7">I</text:span><text:span text:style-name="T2">nternet</text:span><text:span text:style-name="T5">.</text:span></text:p>
      <text:p text:style-name="P5"/>
      <text:p text:style-name="P13"><text:span text:style-name="T2">Restaurant en développement avec une ouverture depuis seulement 1 an, cherche à attirer et fidéliser de nouveaux clients </text:span><text:span text:style-name="T3">en faisant</text:span><text:span text:style-name="T2"> découvrir la cuisine avec insectes.</text:span></text:p>
      <text:p text:style-name="P4"/>
      <text:p text:style-name="P13"><text:span text:style-name="T2">Souhaite également partager des recettes avec les visiteurs du site, </text:span><text:span text:style-name="T7">des articles de blogs...</text:span></text:p>
      <text:p text:style-name="P4"/>
      <text:p text:style-name="P4">Veut permettre aux visiteurs d’entrer en contact avec le restaurant et de réserver en ligne</text:p>
      <text:p text:style-name="P4"/>
      <text:p text:style-name="P13"><text:span text:style-name="T6">Le client souhaite</text:span><text:span text:style-name="T2"> être localisable facilement (carte)</text:span></text:p>
      <text:p text:style-name="P4"/>
      <text:p text:style-name="P3">Les contraintes : </text:p>
      <text:p text:style-name="P3"/>
      <text:p text:style-name="P6">1. Deadline très courte : 3 semaines environ pour la remise du site fonctionnel.</text:p>
      <text:p text:style-name="P6"/>
      <text:p text:style-name="P16"><text:span text:style-name="T2">2. U</text:span><text:span text:style-name="T3">n site vitrine présentant votre restaurant et son concept </text:span><text:span text:style-name="T2">novateur, une fonctionnalité permettant de réserver en ligne (jour et heure), un formulaire de contact, une possibilité pour vous d’uploader du contenu (recettes, articles) et la géolocalisation.</text:span></text:p>
      <text:p text:style-name="P6"/>
      <text:p text:style-name="P8">3. Hébergement du site à trouver</text:p>
      <text:p text:style-name="P7"/>
      <text:p text:style-name="P8">4. Budget : illimité</text:p>
      <text:p text:style-name="P6"/>
      <text:p text:style-name="P6"/>
      <text:p text:style-name="P6"/>
      <text:p text:style-name="P2">La proposition : </text:p>
      <text:p text:style-name="P6"/>
      <text:p text:style-name="P9"><text:soft-page-break/>Un site vitrine vous permettant d’attirer de nouveaux clients et de présenter votre concept novateur</text:p>
      <text:p text:style-name="P6"/>
      <text:p text:style-name="P16"><text:span text:style-name="T4">F</text:span><text:span text:style-name="T2">onctionnalités </text:span><text:span text:style-name="T6">du site</text:span><text:span text:style-name="T2"> :</text:span></text:p>
      <text:p text:style-name="P6"><text:tab/>- une présentation du menu et des produits proposés par votre restaurant.</text:p>
      <text:p text:style-name="P6"><text:tab/>- une fonctionnalité permettant aux visiteurs de réserver une table et à vous d’enregistrer ces réservations.</text:p>
      <text:p text:style-name="P15"><text:span text:style-name="T2"><text:tab/>- une section « prise de contact » </text:span><text:span text:style-name="T4">avec un formulaire.</text:span></text:p>
      <text:p text:style-name="P6"><text:tab/>- une fonctionnalité permettant de localiser facilement le restaurant avec une carte.</text:p>
      <text:p text:style-name="P6"><text:tab/>- une section « actualités » vous permettant d’insérer des articles de blogs.</text:p>
      <text:p text:style-name="P6">- une section « recettes » vous permettant d’uploader des recettes à l’attention de vos visiteurs.</text:p>
      <text:p text:style-name="P6"/>
      <text:p text:style-name="P6"/>
      <text:p text:style-name="P9">Voir les wireframes du site ici :</text:p>
      <text:p text:style-name="P35"><text:a xlink:type="simple" xlink:href="https://wireframepro.mockflow.com/view/D79b4a35aefe76a5c1785cb423610879e#/page/35a3b27590ae4226ae3216cb0e39c0e8" text:style-name="Internet_20_link" text:visited-style-name="Visited_20_Internet_20_Link">https://wireframepro.mockflow.com/view/D79b4a35aefe76a5c1785cb423610879e#/page/35a3b27590ae4226ae3216cb0e39c0e8</text:a></text:p>
      <text:p text:style-name="P35"/>
      <text:p text:style-name="P35">https://wireframepro.mockflow.com/view/Db17b2b85d6ce76d9cc2745bd904926ff#/page/D514d2a1fd4d6345d1d812ef09f047b1c</text:p>
      <text:p text:style-name="P35"/>
      <text:p text:style-name="P35"><text:a xlink:type="simple" xlink:href="https://wireframepro.mockflow.com/view/Db17b2b85d6ce76d9cc2745bd904926ff#/page/D6c207a53092e5d41af8f493028c3a74d" text:style-name="Internet_20_link" text:visited-style-name="Visited_20_Internet_20_Link">https://wireframepro.mockflow.com/view/Db17b2b85d6ce76d9cc2745bd904926ff#/page/D6c207a53092e5d41af8f493028c3a74d</text:a></text:p>
      <text:p text:style-name="P9"/>
      <text:p text:style-name="P9"/>
      <text:p text:style-name="P35">Voir maquette visuelle : bugcookers.anthonytroupenot.fr</text:p>
      <text:p text:style-name="P10"/>
      <text:p text:style-name="P10"/>
      <text:p text:style-name="P1">Les engagements :</text:p>
      <text:p text:style-name="P10"/>
      <text:list xml:id="list931110572572755672" text:style-name="L1">
        <text:list-item>
          <text:p text:style-name="P29"><text:bookmark text:name="docs-internal-guid-5f6e4c51-dcdd-fb7b-d8bf-c4bb6a3b8bbf"/><text:span text:style-name="T14"><text:s/></text:span><text:span text:style-name="T15">Efficacité</text:span><text:span text:style-name="T16"> : nous nous engageons à respecter strictement votre besoin et la deadline fixée au vendredi 10 mars.</text:span></text:p>
        </text:list-item>
      </text:list>
      <text:p text:style-name="P24"/>
      <text:list xml:id="list8283045751732811989" text:style-name="L2">
        <text:list-item>
          <text:p text:style-name="P31"><text:span text:style-name="T12">Réactivité</text:span><text:span text:style-name="T11"> : nous nous engageons à répondre à vos prises de contact sous 24h. Au vu de la durée très courte du projet, nous vous demandons la même réactivité afin de ne pas freiner/bloquer les développements. Si un retard planning est pris suite à un retard de réponse de votre part, il ne pourra nous être imputé.</text:span></text:p>
          <text:p text:style-name="P32"/>
        </text:list-item>
      </text:list>
      <text:list xml:id="list1212364687534920377" text:style-name="L3">
        <text:list-item>
          <text:p text:style-name="P30"><text:span text:style-name="T19">Agilité</text:span><text:span text:style-name="T13"> </text:span><text:span text:style-name="T18">: afin d’être au plus près de votre besoin, nous vous proposons de faire un aller simple de modifications du </text:span><text:soft-page-break/><text:span text:style-name="T18">projet, dans la limite du périmètre défini ici (modification des éléments définis, mais pas d’ajout de fonctionnalités). Les demandes de modifications seront faites lors de la présentation intermédiaire du 3 mars et dans la limite de 24h suivant cette présentation.</text:span></text:p>
        </text:list-item>
      </text:list>
      <text:p text:style-name="P25"/>
      <text:p text:style-name="P28">Prochaines étapes :</text:p>
      <text:p text:style-name="P27"><text:bookmark text:name="docs-internal-guid-5f6e4c51-dcdf-7589-c38a-021d2f8a4243"/></text:p>
      <text:list xml:id="list2324493308067755280" text:style-name="L4">
        <text:list-item>
          <text:p text:style-name="P36">1<text:span text:style-name="T1">er</text:span> <text:span text:style-name="T22">RÉVISION</text:span> </text:p>
        </text:list-item>
        <text:list-item>
          <text:p text:style-name="P37"/>
        </text:list-item>
        <text:list-item>
          <text:p text:style-name="P37">- On attend le retour de client?</text:p>
        </text:list-item>
        <text:list-item>
          <text:p text:style-name="P37">- Quel Mock-up lui <text:span text:style-name="T23">plaît</text:span> le plus</text:p>
        </text:list-item>
        <text:list-item>
          <text:p text:style-name="P37">- <text:span text:style-name="T24">Que faut-il</text:span> ajouter / <text:span text:style-name="T24">enlever </text:span>? </text:p>
        </text:list-item>
        <text:list-item>
          <text:p text:style-name="P37"/>
        </text:list-item>
        <text:list-item>
          <text:p text:style-name="P37"/>
        </text:list-item>
        <text:list-item>
          <text:p text:style-name="P36">2<text:span text:style-name="T1">e</text:span> <text:span text:style-name="T22">RÉVISION</text:span></text:p>
        </text:list-item>
        <text:list-item>
          <text:p text:style-name="P36"/>
        </text:list-item>
        <text:list-item>
          <text:p text:style-name="P38">- On commence le site</text:p>
        </text:list-item>
        <text:list-item>
          <text:p text:style-name="P38">- 4 <text:span text:style-name="T22">Développeurs</text:span> (Quel nombre d’heures de travail)</text:p>
        </text:list-item>
        <text:list-item>
          <text:p text:style-name="P38">- @ quel prix / heure / <text:span text:style-name="T22">développeur</text:span></text:p>
        </text:list-item>
        <text:list-item>
          <text:p text:style-name="P38">- <text:span text:style-name="T23">Possibilités d’hébergement?</text:span></text:p>
        </text:list-item>
        <text:list-item>
          <text:p text:style-name="P38"/>
        </text:list-item>
        <text:list-item>
          <text:p text:style-name="P36">PRE-REPRÉSENTATION: 05.02.2018 </text:p>
        </text:list-item>
        <text:list-item>
          <text:p text:style-name="P37"/>
        </text:list-item>
        <text:list-item>
          <text:p text:style-name="P37">- <text:span text:style-name="T24">Présentation</text:span> de <text:span text:style-name="T24">l’avancement du projet</text:span></text:p>
        </text:list-item>
        <text:list-item>
          <text:p text:style-name="P37">- <text:span text:style-name="T22">Révisions</text:span> possible</text:p>
        </text:list-item>
        <text:list-item>
          <text:p text:style-name="P37">- Proposition d’un prix <text:span text:style-name="T22">définitif</text:span></text:p>
        </text:list-item>
        <text:list-item>
          <text:p text:style-name="P37">- Sign<text:span text:style-name="T24">ature du</text:span> contrat</text:p>
        </text:list-item>
        <text:list-item>
          <text:p text:style-name="P37"/>
        </text:list-item>
        <text:list-item>
          <text:p text:style-name="P37">*** Toutes les <text:span text:style-name="T22">révisions</text:span> après cette date ser<text:span text:style-name="T24">ont</text:span> facturé<text:span text:style-name="T24">es</text:span> ***</text:p>
        </text:list-item>
        <text:list-item>
          <text:p text:style-name="P37"/>
        </text:list-item>
        <text:list-item>
          <text:p text:style-name="P36">SITE FINAL : 13.02.2018 </text:p>
        </text:list-item>
        <text:list-item>
          <text:p text:style-name="P36"/>
        </text:list-item>
        <text:list-item>
          <text:p text:style-name="P38"><text:span text:style-name="T22">Présentation</text:span> d<text:span text:style-name="T24">u</text:span> site </text:p>
        </text:list-item>
        <text:list-item>
          <text:p text:style-name="P38"/>
        </text:list-item>
        <text:list-item>
          <text:p text:style-name="P40">Vous avez 30 jours après le <text:span text:style-name="T22">réception</text:span> d<text:span text:style-name="T24">u</text:span> site final pour payer la facture en totalité, après <text:span text:style-name="T24">réception du paiement l’équipe va mettre à votre disposition les fichiers du site. </text:span></text:p>
        </text:list-item>
      </text:list>
      <text:p text:style-name="P26"/>
      <text:p text:style-name="P26"/>
      <text:p text:style-name="P23"><text:span text:style-name="T20">Bon pour accord </text:span><text:span text:style-name="T21"> </text:span><text:span text:style-name="T17"><text:s text:c="10"/></text:span></text:p>
      <text:p text:style-name="P39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12:16.871899416</meta:creation-date>
    <dc:date>2018-03-02T18:03:07.465560897</dc:date>
    <meta:editing-duration>PT44M5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69" meta:word-count="591" meta:character-count="3800" meta:non-whitespace-character-count="3269"/>
  </office:meta>
</office:document-meta>
</file>